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tiff" manifest:full-path="Pictures/100000000000031A00000463F6D1A518.t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2pt" fo:font-weight="bold" style:font-size-asian="12pt" style:font-weight-asian="bold" style:font-size-complex="12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solid" style:text-underline-width="auto" style:text-underline-color="font-color" fo:font-weight="bold" style:font-weight-asian="bold" style:font-weight-complex="bold"/>
    </style:style>
    <style:style style:name="P6" style:family="paragraph" style:parent-style-name="Standard">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hjelmistokehityksen koulutusohjelma</text:p>
      <text:p text:style-name="P1">Tekijä: Timo Parviainen</text:p>
      <text:p text:style-name="P1"/>
      <text:p text:style-name="P1"/>
      <text:p text:style-name="P1">Projektisuunnitelma parturi-kampaamon web-selain pohjaisesta ajanvaraussysteemistä</text:p>
      <text:p text:style-name="Standard"/>
      <text:p text:style-name="Standard"/>
      <text:p text:style-name="Standard">Kuvaus systeemistä:</text:p>
      <text:p text:style-name="Standard"/>
      <text:p text:style-name="Standard">Nykyihminen eivät välttämättä halua soittaa parturi-kampaamoon tiedustellakseen vapaita aikoja, vaan mielummin katselee yrityksen web-sivuilta löytyvästä varaussysteemistä itselleen sopivan ajan ja tekee varauksen.</text:p>
      <text:p text:style-name="Standard"/>
      <text:p text:style-name="Standard">Ajanvaraus toimisi yrityksen kotisivuilta löytyvän kalenterin kautta. Web-sivuillta löytyvä kalenteri näyttäisi kunkin kuukauden päivät ja klikkaamalla kalenteria jonkin päivän kohdalta avautuu sen päivän varaustilanne. Halutessaan varata vapaana olevan aikaslotin, asiakkaan tulee kirjautua sisään varaussysteemiin. Jos asiakas ei ole aikaisemmin kirjautunut varaussysteemiin, tulee hänen luoda itselleen käyttäjätunnus.</text:p>
      <text:p text:style-name="Standard"/>
      <text:p text:style-name="Standard">Tehtystä varauksesta käyttäjä saa ilmoituksen sähköpostiin. Sovelluksen asetuksista (yrittäjällä pääsy) voidaan määrittää viesti lähetettäväksi myös puhelimeen. Viestin muodoksi voidaan valita tekstiviesti ja/tai WhatsApp-viesti. WhatsApp-viestin etuna on, että se on ilmainen, kun taas tekstiviesti maksaa. Tekstiviestiä puoltaa se, että se toimii kaikissa puhelimissa kun taas WhatsApp toimii vain alypuhelimissa.</text:p>
      <text:p text:style-name="Standard"/>
      <text:p text:style-name="Standard">Asiakkaan tekemästä varauksesta tulee samanlainen ilmoitus yrittäjälle. Sovelluksen asetuksista voidaan määrittää saako yrittäjä myös teksti/WhatsApp-viestin.</text:p>
      <text:p text:style-name="Standard"/>
      <text:p text:style-name="Standard">Teksti/WhatsApp-viesti muistuttaa asiakasta sovitusta ajasta pari tuntia ennakkoon.</text:p>
      <text:p text:style-name="Standard"/>
      <text:p text:style-name="Standard">Jos asiakas haluaa perua ajan, kirjautuu hän tunnuksellaan sisään sovellukseen ja poistaa varauksen (omat varaukset löytyvät listattuna sovelluksen sivuilta). Toinen tapa on, että hän klikkaa kalenterista varatun ajan kohdalta ja antaa tunnistetietonsa. Jos tunnistetiedot täsmäävät aikaslotin tunnistetietojen kanssa, systeemi vielä varmistaa tietojen poistamisen. Jos asikas vastaa myöntävästi, poistetaan tiedot ja kalenterissa oleva aikasloti vapautuu. Järjestelmä lähettää tiedon poistosta sähköpostiin ja/tai teksti/WhatsApp-viestin.</text:p>
      <text:p text:style-name="Standard"/>
      <text:p text:style-name="Standard">Lisäpalveluina asiakaalle olisi omien käyntikertojen historiatietojen katseleminen – siis menneet ja tulevat varaukset. Yrittäjälle järjestelmä tarjoaa erilaisia raportteja, joita ei ole tässä vielä määritetty.</text:p>
      <text:p text:style-name="Standard"/>
      <text:p text:style-name="Standard">Asiakkaalle käyttöliittymä näyttäisi aina valitun päivän senhetkisen varaustilanteen. Yrittäjälle käyttöliittymiä on useita, oletusnäkymässä on koko viikon varaukset. Myöskin päiväkohtaisen näkymän voi varata. Raporteille on oma käyttöliittymä.</text:p>
      <text:p text:style-name="Standard"/>
      <text:p text:style-name="Standard">Sovellus on siis web-pohjainen, sisältäen pilvessä sijaitsevan tietokannan.</text:p>
      <text:p text:style-name="Standard"/>
      <text:p text:style-name="Standard"/>
      <text:p text:style-name="Standard"/>
      <text:p text:style-name="Standard"/>
      <text:p text:style-name="Standard"/>
      <text:p text:style-name="Standard"/>
      <text:p text:style-name="Standard"/>
      <text:p text:style-name="P3"><text:soft-page-break/>Käyttöliittymä:</text:p>
      <text:p text:style-name="Standard"/>
      <text:p text:style-name="P2"><text:span text:style-name="T1">Käyttöliittymädokumentin käyttötarkoitus ja kenen käyttöön tarkoitettu</text:span>:</text:p>
      <text:p text:style-name="Standard"/>
      <text:p text:style-name="Standard">Tämä käyttöliittymädokumentti on tarkoitettu ohjenuoraksi suunniteltaessa käyttöliittymää tietokoneelle/kämmentietokoneelle ja älypuhelimelle (onko jotain rajoituksia näytön koolle ?). Dokumentin käyttäjä on ohjelman suunnittelija/koodaaja.</text:p>
      <text:p text:style-name="Standard"/>
      <text:p text:style-name="P4">Ohjelmiston yleisesittely, käyttötarkoituksen ja toiminnallisuuden määrittely:</text:p>
      <text:p text:style-name="Standard"/>
      <text:p text:style-name="Standard">Tietojärjestelmä on parturi-kampaamon ajanvarausjärjestelmä asiakkaille ja parturi-kampaamon työntekijöille. Asiakkaan ja työntekijöiden järjestelmät poikkeavat toisistaan toiminnallisuudeltaan.</text:p>
      <text:p text:style-name="Standard"/>
      <text:p text:style-name="Standard">Asiakkaan järjestelmässä asiakas valitsee haluamansa palvelun/palveluita, sekä halutessaan työntekijän joka tulee suorittamaan sen. Oletusarvoisesti palvelun voi tehdä kuka tahansa yrityksen siihen allokoima työntekijä. Asiakas etsii kalenterista päivän, jolloin halutulle palvelulle löytyy työntekijältä/työntekijöiltä vapaata aikaa ja varaa ajan. Yrityspuolella työntekijät seuraavat asiakkaiden varauksia ja voivat asettaa työskentelyajat järjestelmään.</text:p>
      <text:p text:style-name="Standard"/>
      <text:p text:style-name="Standard">Ajanvarausjärjestelmän toiminnallisuuksia asiakkaan näkökulmasta ovat aikojen varaus, niiden muokkaaminen, peruminen ja varaushistorian seuraaminen. Parturi-kampaamon näkökulmasata toiminnallisuuksia ovat varausten seuranta, työntekijöiden päivittäisten työskentelytuntien asettaminen, asiakkaan varausten sisällön muuttaminen/siirto/peruminen sekä ????.</text:p>
      <text:p text:style-name="Standard"/>
      <text:p text:style-name="P4">Käyttöympäristön ja kontekstin kuvaus, liityntä muihin tietojärjestelmiin:</text:p>
      <text:p text:style-name="Standard"/>
      <text:p text:style-name="Standard">Asiakkaalla teknisenä kontekstina on älypuhelin, tabletti tai tietokone. Yrityksellä tabletti tai tietokone.</text:p>
      <text:p text:style-name="Standard"/>
      <text:p text:style-name="Standard">Fyysisenä kontekstina yrityksellä on parturi-kampaamon tilat. Asikkaan fyysinen konteksti on koti tai konttori, älypuhelinta käytettäessä mikä tahansa (missä puhelinverkko kuuluu).</text:p>
      <text:p text:style-name="Standard"/>
      <text:p text:style-name="Standard">Toiminnallisena kontekstina asikkaalla on ajan varaaminen. Yrityksen toiminnallisena kontekstina on asiakkaiden varausten seuranta ja töiden jakaminen työntekijöille.</text:p>
      <text:p text:style-name="Standard"/>
      <text:p text:style-name="Standard">Sosiaalisena kontekstina ??</text:p>
      <text:p text:style-name="Standard"/>
      <text:p text:style-name="Standard">Organisationaalisena kontekstina yrityksessä on, että ???</text:p>
      <text:p text:style-name="Standard"/>
      <text:p text:style-name="Standard">Eri käyttökontekstit vaikuttavat ???</text:p>
      <text:p text:style-name="Standard"/>
      <text:p text:style-name="P4">Käyttäjäryhmien identifiointi ja järjestelmälle asetettavat käytettävyysvaatimukset:</text:p>
      <text:p text:style-name="Standard"/>
      <text:p text:style-name="Standard">Käyttäjäryhmiä ovat yksityishenkilöt sekä parturi-kampaamot (yritykset) ja sen työntekijät.</text:p>
      <text:p text:style-name="Standard"/>
      <text:p text:style-name="Standard">Yksityishenkilön käyttöympäristö voi olla mikä paikka tahansa, kunhan sieltä on pääsy internettiin. Laite voi olla tietokone, tabletti tai älypuhelin. Yksityishenkilö voi varata ajan haluamalleen toimenpiteelle, sekä valita halutessaan kuka parturi-kampaamon työntekijöistä sen tekee. Yksityishenkilöllä on myös mahdollisuus seurata varauksiaan, muuttaa ja perua niitä.</text:p>
      <text:p text:style-name="Standard"/>
      <text:p text:style-name="Standard">Yrityksen käyttöympäristönä on pääasiallisesti parturi-kampaamon tilat. Laite on tietokone tai tabletti. Työntekijät seuraavat itselleen tulevia työtehtäviä, voivat muokata ajanvarauksen sisältöä, <text:soft-page-break/>siirtää sen (yhteistyössä asiakkaan kanssa) tai peruuttaa sen. Työntekijät asettavat järjestelmään myös työskentelyaikansa, poissaolonsa sekä lomansa.</text:p>
      <text:p text:style-name="Standard"/>
      <text:p text:style-name="P4">Käyttöliittymäkonseptin suunnittelu:</text:p>
      <text:p text:style-name="Standard"/>
      <text:p text:style-name="Standard">Käyttöliittymäkonseptia suunniteltaessa on etsitty internetistä erilaisia parturi-kampaamojen käyttöliittymiä ja sovellettu sieltä löydettyjä ideoita. Koska sovellusta on tarkoitus pystyä käyttämään sekä tietokoneelta, tabletilta että älypuhelimesta (mobiililaite), tulee sovellukseen kaksi erilaista käyttöliittymää – yksi tietokoneelle ja tabletille ja toinen mobiililaitteelle.</text:p>
      <text:p text:style-name="Standard"/>
      <text:p text:style-name="Standard"/>
      <text:p text:style-name="P4">Käyttöliittymäkuvaus – tietokoneelle ja tabletille:</text:p>
      <text:p text:style-name="P6"/>
      <text:p text:style-name="P6">Asiakkaalle näkyvän ajanvaraussysteemin kokonaisrakenne on esitetty kuvissa ?, ? ja ?.</text:p>
      <text:p text:style-name="P6"/>
      <text:p text:style-name="P6"><draw:frame draw:style-name="fr1" draw:name="grafiikka1" text:anchor-type="paragraph" svg:width="6.99cm" svg:height="14.226cm" draw:z-index="0"><draw:image xlink:href="Pictures/100000000000031A00000463F6D1A518.tif" xlink:type="simple" xlink:show="embed" xlink:actuate="onLoad"/></draw:frame><text:tab/><text:tab/><text:tab/><text:tab/><text:tab/>Kuva ?: Ajanvaraus sovelluksen kokonaisrakenne (osa 1)</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Objekti_20_ja_20_nuoli" style:display-name="Objekti ja nuoli" style:family="paragraph" style:parent-style-name="Standard"/>
    <style:style style:name="Objekti_20_ja_20_varjostus" style:display-name="Objekti ja varjostus" style:family="paragraph" style:parent-style-name="Standard"/>
    <style:style style:name="Objekti_20_ilman_20_täyttöä" style:display-name="Objekti ilman täyttöä" style:family="paragraph" style:parent-style-name="Standard"/>
    <style:style style:name="Objekti_20_ilman_20_täytettä_20_ja_20_reunaviivaa" style:display-name="Objekti ilman täytettä ja reunaviivaa" style:family="paragraph" style:parent-style-name="Standard"/>
    <style:style style:name="Text" style:family="paragraph" style:parent-style-name="Caption" style:class="extra"/>
    <style:style style:name="Leipäteksti_20_tasattuna" style:display-name="Leipäteksti tasattuna"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ääotsikko1" style:family="paragraph" style:parent-style-name="Standard">
      <style:paragraph-properties fo:text-align="center" style:justify-single-word="false"/>
    </style:style>
    <style:style style:name="Pääotsikko2" style:family="paragraph" style:parent-style-name="Standard">
      <style:paragraph-properties fo:margin-left="0cm" fo:margin-right="0.199cm" fo:margin-top="0.101cm" fo:margin-bottom="0.101cm" fo:text-align="center" style:justify-single-word="false" fo:text-indent="0cm" style:auto-text-indent="false"/>
    </style:style>
    <style:style style:name="Otsikko1" style:family="paragraph" style:parent-style-name="Standard">
      <style:paragraph-properties fo:margin-top="0.42cm" fo:margin-bottom="0.21cm"/>
    </style:style>
    <style:style style:name="Otsikko2" style:family="paragraph" style:parent-style-name="Standard">
      <style:paragraph-properties fo:margin-top="0.42cm" fo:margin-bottom="0.21cm"/>
    </style:style>
    <style:style style:name="Mittajana" style:family="paragraph" style:parent-style-name="Standard"/>
    <style:style style:name="Oletus_7e_LT_7e_Gliederung_20_1" style:display-name="Oletus~LT~Gliederung 1" style:family="paragraph">
      <style:paragraph-properties fo:margin-left="0cm" fo:margin-right="0cm" fo:margin-top="0.28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letus_7e_LT_7e_Gliederung_20_2" style:display-name="Oletus~LT~Gliederung 2" style:family="paragraph" style:parent-style-name="Oletus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Oletus_7e_LT_7e_Gliederung_20_3" style:display-name="Oletus~LT~Gliederung 3" style:family="paragraph" style:parent-style-name="Oletus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Oletus_7e_LT_7e_Gliederung_20_4" style:display-name="Oletus~LT~Gliederung 4" style:family="paragraph" style:parent-style-name="Oletus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Oletus_7e_LT_7e_Gliederung_20_5" style:display-name="Oletus~LT~Gliederung 5" style:family="paragraph" style:parent-style-name="Oletus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letus_7e_LT_7e_Gliederung_20_6" style:display-name="Oletus~LT~Gliederung 6" style:family="paragraph" style:parent-style-name="Oletus_7e_LT_7e_Gliederung_20_5"/>
    <style:style style:name="Oletus_7e_LT_7e_Gliederung_20_7" style:display-name="Oletus~LT~Gliederung 7" style:family="paragraph" style:parent-style-name="Oletus_7e_LT_7e_Gliederung_20_6"/>
    <style:style style:name="Oletus_7e_LT_7e_Gliederung_20_8" style:display-name="Oletus~LT~Gliederung 8" style:family="paragraph" style:parent-style-name="Oletus_7e_LT_7e_Gliederung_20_7"/>
    <style:style style:name="Oletus_7e_LT_7e_Gliederung_20_9" style:display-name="Oletus~LT~Gliederung 9" style:family="paragraph" style:parent-style-name="Oletus_7e_LT_7e_Gliederung_20_8"/>
    <style:style style:name="Oletus_7e_LT_7e_Titel" style:display-name="Oletus~LT~Titel"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Oletus_7e_LT_7e_Untertitel" style:display-name="Oletus~LT~Untertitel" style:family="paragraph">
      <style:paragraph-properties fo:margin-left="0cm" fo:margin-right="0cm" fo:margin-top="0.28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Oletus_7e_LT_7e_Notizen" style:display-name="Oletus~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Oletus_7e_LT_7e_Hintergrundobjekte" style:display-name="Oletus~LT~Hintergrundobjekte"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Oletus_7e_LT_7e_Hintergrund" style:display-name="Oletus~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Arial" fo:font-size="18pt" style:letter-kerning="true"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Pääotsikko"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ustaobjektit"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austa" style:family="paragraph">
      <style:paragraph-properties fo:text-align="center" style:justify-single-word="false" style:text-autospace="none"/>
    </style:style>
    <style:style style:name="Muistiinpanot"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Jäsennys_20_1" style:display-name="Jäsennys 1" style:family="paragraph">
      <style:paragraph-properties fo:margin-left="0cm" fo:margin-right="0cm" fo:margin-top="0.28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text-overline-style="none" style:text-overline-color="font-color"/>
    </style:style>
    <style:style style:name="Jäsennys_20_2" style:display-name="Jäsennys 2" style:family="paragraph" style:parent-style-name="Jäsennys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8pt" style:font-size-asian="28pt" style:font-size-complex="28pt"/>
    </style:style>
    <style:style style:name="Jäsennys_20_3" style:display-name="Jäsennys 3" style:family="paragraph" style:parent-style-name="Jäsennys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24pt" style:font-size-asian="24pt" style:font-size-complex="24pt"/>
    </style:style>
    <style:style style:name="Jäsennys_20_4" style:display-name="Jäsennys 4" style:family="paragraph" style:parent-style-name="Jäsennys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20pt" style:font-size-asian="20pt" style:font-size-complex="20pt"/>
    </style:style>
    <style:style style:name="Jäsennys_20_5" style:display-name="Jäsennys 5" style:family="paragraph" style:parent-style-name="Jäsennys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Jäsennys_20_6" style:display-name="Jäsennys 6" style:family="paragraph" style:parent-style-name="Jäsennys_20_5"/>
    <style:style style:name="Jäsennys_20_7" style:display-name="Jäsennys 7" style:family="paragraph" style:parent-style-name="Jäsennys_20_6"/>
    <style:style style:name="Jäsennys_20_8" style:display-name="Jäsennys 8" style:family="paragraph" style:parent-style-name="Jäsennys_20_7"/>
    <style:style style:name="Jäsennys_20_9" style:display-name="Jäsennys 9" style:family="paragraph" style:parent-style-name="Jäsennys_20_8"/>
    <style:style style:name="WW-Pääotsikko1" style:family="paragraph">
      <style:paragraph-properties fo:margin-left="0cm" fo:margin-right="0cm" fo:margin-top="0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text-overline-style="none" style:text-overline-color="font-color"/>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 Parviainen</meta:initial-creator>
    <meta:creation-date>2015-10-29T11:10:01.52</meta:creation-date>
    <dc:date>2015-11-23T18:09:32.73</dc:date>
    <dc:creator>Timo Parviainen</dc:creator>
    <meta:editing-duration>PT11H22M24S</meta:editing-duration>
    <meta:editing-cycles>106</meta:editing-cycles>
    <meta:generator>OpenOffice/4.1.2$Win32 OpenOffice.org_project/412m3$Build-9782</meta:generator>
    <meta:document-statistic meta:table-count="0" meta:image-count="1" meta:object-count="0" meta:page-count="3" meta:paragraph-count="36" meta:word-count="620" meta:character-count="6078"/>
  </office:meta>
</office:document-meta>
</file>